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05e9" officeooo:paragraph-rsid="000105e9"/>
    </style:style>
    <style:style style:name="P2" style:family="paragraph" style:parent-style-name="Standard">
      <style:text-properties fo:font-style="italic" officeooo:rsid="00057e70" officeooo:paragraph-rsid="00057e70" style:font-style-asian="italic" style:font-style-complex="italic"/>
    </style:style>
    <style:style style:name="P3" style:family="paragraph" style:parent-style-name="Text_20_body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bold" officeooo:rsid="000105e9" officeooo:paragraph-rsid="00076939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font-style="italic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800000" style:text-line-through-style="none" style:text-line-through-type="none" style:font-name="Arial1" fo:font-size="11pt" fo:font-style="normal" style:text-underline-style="none" fo:font-weight="bold" style:text-blinking="false" fo:background-color="transparent"/>
    </style:style>
    <style:style style:name="P7" style:family="paragraph" style:parent-style-name="Standard">
      <style:text-properties fo:font-weight="bold" officeooo:rsid="000105e9" officeooo:paragraph-rsid="000105e9" style:font-weight-asian="bold" style:font-weight-complex="bold"/>
    </style:style>
    <style:style style:name="P8" style:family="paragraph" style:parent-style-name="Standard">
      <style:text-properties fo:font-weight="bold" officeooo:rsid="000105e9" officeooo:paragraph-rsid="00076939" style:font-weight-asian="bold" style:font-weight-complex="bold"/>
    </style:style>
    <style:style style:name="P9" style:family="paragraph" style:parent-style-name="Standard">
      <style:text-properties fo:font-weight="bold" officeooo:rsid="000105e9" officeooo:paragraph-rsid="00091de6" style:font-weight-asian="bold" style:font-weight-complex="bold"/>
    </style:style>
    <style:style style:name="P10" style:family="paragraph" style:parent-style-name="Standard">
      <style:text-properties fo:font-weight="bold" officeooo:rsid="00031fc0" officeooo:paragraph-rsid="00031fc0" style:font-weight-asian="bold" style:font-weight-complex="bold"/>
    </style:style>
    <style:style style:name="P11" style:family="paragraph" style:parent-style-name="Standard">
      <style:text-properties fo:font-weight="bold" officeooo:rsid="00031fc0" officeooo:paragraph-rsid="00076939" style:font-weight-asian="bold" style:font-weight-complex="bold"/>
    </style:style>
    <style:style style:name="P12" style:family="paragraph" style:parent-style-name="Standard">
      <style:text-properties fo:font-weight="bold" officeooo:rsid="00031fc0" officeooo:paragraph-rsid="00091de6" style:font-weight-asian="bold" style:font-weight-complex="bold"/>
    </style:style>
    <style:style style:name="P13" style:family="paragraph" style:parent-style-name="Standard">
      <style:text-properties fo:font-weight="bold" officeooo:rsid="00076939" officeooo:paragraph-rsid="00091de6" style:font-weight-asian="bold" style:font-weight-complex="bold"/>
    </style:style>
    <style:style style:name="P14" style:family="paragraph" style:parent-style-name="Standard">
      <style:text-properties fo:font-weight="bold" officeooo:rsid="00091de6" officeooo:paragraph-rsid="00091de6" style:font-weight-asian="bold" style:font-weight-complex="bold"/>
    </style:style>
    <style:style style:name="P15" style:family="paragraph" style:parent-style-name="Standard">
      <style:text-properties officeooo:rsid="000105e9" officeooo:paragraph-rsid="00076939"/>
    </style:style>
    <style:style style:name="P16" style:family="paragraph" style:parent-style-name="Standard">
      <style:text-properties fo:font-style="italic" officeooo:rsid="00057e70" officeooo:paragraph-rsid="00076939" style:font-style-asian="italic" style:font-style-complex="italic"/>
    </style:style>
    <style:style style:name="P17" style:family="paragraph" style:parent-style-name="Standard">
      <style:text-properties fo:color="#800000" fo:font-weight="bold" officeooo:rsid="00031fc0" officeooo:paragraph-rsid="00031fc0" style:font-weight-asian="bold" style:font-weight-complex="bold"/>
    </style:style>
    <style:style style:name="P18" style:family="paragraph" style:parent-style-name="Standard">
      <style:text-properties fo:color="#800000" fo:font-weight="bold" officeooo:rsid="00031fc0" officeooo:paragraph-rsid="00076939" style:font-weight-asian="bold" style:font-weight-complex="bold"/>
    </style:style>
    <style:style style:name="P19" style:family="paragraph" style:parent-style-name="Standard">
      <style:text-properties fo:color="#800000" fo:font-weight="bold" officeooo:rsid="000b1cc8" officeooo:paragraph-rsid="000b1cc8" style:font-weight-asian="bold" style:font-weight-complex="bold"/>
    </style:style>
    <style:style style:name="T1" style:family="text">
      <style:text-properties officeooo:rsid="00053ccd"/>
    </style:style>
    <style:style style:name="T2" style:family="text">
      <style:text-properties officeooo:rsid="000646a2"/>
    </style:style>
    <style:style style:name="T3" style:family="text">
      <style:text-properties fo:font-weight="bold" officeooo:rsid="00031fc0" style:font-weight-asian="bold" style:font-weight-complex="bold"/>
    </style:style>
    <style:style style:name="T4" style:family="text">
      <style:text-properties officeooo:rsid="00076939"/>
    </style:style>
    <style:style style:name="T5" style:family="text">
      <style:text-properties officeooo:rsid="00091de6"/>
    </style:style>
    <style:style style:name="T6" style:family="text">
      <style:text-properties officeooo:rsid="000b1cc8"/>
    </style:style>
    <style:style style:name="T7" style:family="text">
      <style:text-properties officeooo:rsid="000d33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docs-internal-guid-8a7b7cfa-f73d-a1c9-fbd5-c86c48f7dc65"/>En tant qu'utilisateur,</text:p>
      <text:p text:style-name="P4">je peux chercher un jeu rapidement</text:p>
      <text:p text:style-name="P4">pour voir et modifier le stock et les prix des différentes versions.</text:p>
      <text:p text:style-name="Text_20_body"/>
      <text:p text:style-name="P5">A. UML messages (interfaces MCV) (30 min.)</text:p>
      <text:p text:style-name="P5">B. Code Modèle (1h)</text:p>
      <text:p text:style-name="P5">C. Code Vue (1h)</text:p>
      <text:p text:style-name="P5">D. Code Contrôleur (1h)</text:p>
      <text:p text:style-name="Text_20_body"/>
      <text:p text:style-name="P4">En tant qu'utilisateur,</text:p>
      <text:p text:style-name="P4">je peux créer un jeu en renseignant son éditeur, son code barre et son prix.</text:p>
      <text:p text:style-name="Text_20_body"/>
      <text:p text:style-name="P5">A. Entité/Relation (1h)</text:p>
      <text:p text:style-name="P5">B. requêtes MySQL (1h)</text:p>
      <text:p text:style-name="P5">C. UML classes (1h)</text:p>
      <text:p text:style-name="P5">D. UML messages (interfaces MCV) (1h)</text:p>
      <text:p text:style-name="P5">E. Code Modèle (2h)</text:p>
      <text:p text:style-name="P5">F. Code Vue (2h)</text:p>
      <text:p text:style-name="P5">G. Code Contrôleur (2h)</text:p>
      <text:p text:style-name="Text_20_body"/>
      <text:p text:style-name="P4">En tant qu'utilisateur,</text:p>
      <text:p text:style-name="P4">je peux attribuer des tags à un jeu</text:p>
      <text:p text:style-name="P4">afin de mieux conseiller un client.</text:p>
      <text:p text:style-name="Text_20_body"/>
      <text:p text:style-name="P4">En tant qu'acheteur,</text:p>
      <text:p text:style-name="P4">je peux acheter des jeux, connus ou non du logiciel, sans avoir à changer de menu.</text:p>
      <text:p text:style-name="Text_20_body"/>
      <text:p text:style-name="P6">En tant qu'acheteur,</text:p>
      <text:p text:style-name="P6">je peux visualiser et gérer les commandes en cours et les gérer.</text:p>
      <text:p text:style-name="Text_20_body"/>
      <text:p text:style-name="P4">En tant que vendeur ou qu'acheteur,</text:p>
      <text:p text:style-name="P4">je peux annuler tout ou une partie d'une transaction en cours.</text:p>
      <text:p text:style-name="Text_20_body"/>
      <text:p text:style-name="P4">En tant que vendeur ou qu'acheteur,</text:p>
      <text:p text:style-name="P4">je peux suspendre une transaction en cours</text:p>
      <text:p text:style-name="P4">pour la reprendre ultérieurement.</text:p>
      <text:p text:style-name="Text_20_body"/>
      <text:p text:style-name="P4">En tant qu'utilisateur,</text:p>
      <text:p text:style-name="P4">je peux enregistrer ou modifier un client/fournisseur.</text:p>
      <text:p text:style-name="Text_20_body"/>
      <text:p text:style-name="P4"><text:soft-page-break/>En tant que vendeur,</text:p>
      <text:p text:style-name="P4">je peux consulter l'historique des transactions d'un client.</text:p>
      <text:p text:style-name="Text_20_body"/>
      <text:p text:style-name="P6">En tant que vendeur,</text:p>
      <text:p text:style-name="P6">je peux arbitrairement appliquer une réduction sur l'ensemble de la facture.</text:p>
      <text:p text:style-name="Text_20_body"/>
      <text:p text:style-name="P4">OPTIONEL (brouillon)</text:p>
      <text:p text:style-name="Text_20_body"/>
      <text:p text:style-name="P4">En tant que vendeur,</text:p>
      <text:p text:style-name="P4">je peux choisir de mettre un jeu en promotion et décider son prix.</text:p>
      <text:p text:style-name="Text_20_body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2M53S</meta:editing-duration>
    <meta:editing-cycles>12</meta:editing-cycles>
    <meta:generator>LibreOffice/5.2.7.2$Windows_x86 LibreOffice_project/2b7f1e640c46ceb28adf43ee075a6e8b8439ed10</meta:generator>
    <dc:date>2018-03-05T18:37:50.207000000</dc:date>
    <meta:document-statistic meta:table-count="0" meta:image-count="0" meta:object-count="0" meta:page-count="2" meta:paragraph-count="38" meta:word-count="228" meta:character-count="1330" meta:non-whitespace-character-count="1137"/>
    <meta:user-defined meta:name="Info 1"/>
    <meta:user-defined meta:name="Info 2"/>
    <meta:user-defined meta:name="Info 3"/>
    <meta:user-defined meta:name="Info 4"/>
  </office:meta>
</office:document-meta>
</file>